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885d3" officeooo:paragraph-rsid="001885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raka dab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50:34.287454357</meta:creation-date>
    <dc:date>2017-08-30T13:51:37.520559667</dc:date>
    <meta:editing-duration>PT1M3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5.3.5.2$Linux_X86_64 LibreOffice_project/30$Build-2</meta:generator>
  </office:meta>
</office:document-meta>
</file>